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6AE000031817A9C9D2E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3E000046AE000031817A9C9D2E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0:18</dc:date>
    <dc:language>en-US</dc:language>
    <meta:editing-cycles>4</meta:editing-cycles>
    <meta:editing-duration>PT10M5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on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5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4.474cm" svg:y="0.252cm" chart:style-name="ch2">
          <text:p>Bars_Horizontal_percent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